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E000000AB3587FE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stroke="none" svg:stroke-color="#000000" draw:fill="none" draw:fill-color="#ffffff" fo:min-height="0.718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family="Chalkboard" style:font-pitch="variable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Chalkboard" style:font-pitch="variable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3.124cm" svg:x="1.004cm" svg:y="0.171cm">
          <draw:image xlink:href="Pictures/100000000000019E000000AB3587FE04.png" xlink:type="simple" xlink:show="embed" xlink:actuate="onLoad">
            <text:p/>
          </draw:image>
        </draw:frame>
        <draw:frame draw:style-name="gr2" draw:text-style-name="P2" draw:layer="layout" svg:width="7.757cm" svg:height="1.038cm" svg:x="1.467cm" svg:y="4.163cm">
          <draw:text-box>
            <text:p text:style-name="P2"><text:span text:style-name="T1">www.OpenLCB.org</text:span></text:p>
          </draw:text-box>
        </draw:frame>
        <draw:frame draw:style-name="gr3" draw:text-style-name="P3" draw:layer="layout" svg:width="9.155cm" svg:height="0.968cm" svg:x="0.532cm" svg:y="3.297cm">
          <draw:text-box>
            <text:p text:style-name="P3"><text:span text:style-name="T2">A new way of controlling model railroads</text:span></text:p>
          </draw:text-box>
        </draw:frame>
        <draw:line draw:style-name="gr4" draw:text-style-name="P1" draw:layer="layout" svg:x1="0.33cm" svg:y1="0.217cm" svg:x2="0.33cm" svg:y2="-0.495cm">
          <text:p/>
        </draw:line>
        <draw:line draw:style-name="gr4" draw:text-style-name="P1" draw:layer="layout" svg:x1="9.24cm" svg:y1="6.27cm" svg:x2="9.239cm" svg:y2="5.531cm">
          <text:p/>
        </draw:line>
        <draw:line draw:style-name="gr4" draw:text-style-name="P1" draw:layer="layout" svg:x1="0.33cm" svg:y1="6.27cm" svg:x2="0.33cm" svg:y2="5.502cm">
          <text:p/>
        </draw:line>
        <draw:line draw:style-name="gr4" draw:text-style-name="P1" draw:layer="layout" svg:x1="9.239cm" svg:y1="0.224cm" svg:x2="9.24cm" svg:y2="-0.495cm">
          <text:p/>
        </draw:line>
        <draw:line draw:style-name="gr4" draw:text-style-name="P1" draw:layer="layout" svg:x1="-0.267cm" svg:y1="5.41cm" svg:x2="0.233cm" svg:y2="5.41cm">
          <text:p/>
        </draw:line>
        <draw:line draw:style-name="gr4" draw:text-style-name="P1" draw:layer="layout" svg:x1="9.352cm" svg:y1="0.329cm" svg:x2="9.9cm" svg:y2="0.33cm">
          <text:p/>
        </draw:line>
        <draw:line draw:style-name="gr4" draw:text-style-name="P1" draw:layer="layout" svg:x1="9.317cm" svg:y1="5.447cm" svg:x2="10.065cm" svg:y2="5.445cm">
          <text:p/>
        </draw:line>
        <draw:line draw:style-name="gr4" draw:text-style-name="P1" draw:layer="layout" svg:x1="-0.33cm" svg:y1="0.33cm" svg:x2="0.239cm" svg:y2="0.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25cm" fo:page-height="5.7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vid Harris</meta:initial-creator>
    <meta:creation-date>2010-07-05T11:13:34</meta:creation-date>
    <dc:date>2010-07-05T11:56:42</dc:date>
    <dc:creator>David Harris</dc:creator>
    <meta:editing-duration>PT00H27M56S</meta:editing-duration>
    <meta:editing-cycles>3</meta:editing-cycles>
    <meta:generator>OpenOffice.org/3.1$Unix OpenOffice.org_project/310m11$Build-9399</meta:generator>
    <meta:printed-by>David Harris</meta:printed-by>
    <meta:print-date>2010-07-05T11:56:28</meta:print-date>
    <meta:document-statistic meta:object-count="11"/>
  </office:meta>
</office:document-meta>
</file>